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52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3.397cm" fo:break-before="auto" style:use-optimal-row-height="true"/>
    </style:style>
    <style:style style:name="ro7" style:family="table-row">
      <style:table-row-properties style:row-height="4.355cm" fo:break-before="auto" style:use-optimal-row-height="true"/>
    </style:style>
    <style:style style:name="ro8" style:family="table-row">
      <style:table-row-properties style:row-height="4.833cm" fo:break-before="auto" style:use-optimal-row-height="true"/>
    </style:style>
    <style:style style:name="ro9" style:family="table-row">
      <style:table-row-properties style:row-height="3.877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4.08cm" fo:break-before="auto" style:use-optimal-row-height="true"/>
    </style:style>
    <style:style style:name="ro12" style:family="table-row">
      <style:table-row-properties style:row-height="4.97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5.87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596cm" fo:break-before="auto" style:use-optimal-row-height="false"/>
    </style:style>
    <style:style style:name="ro18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806cm" fo:break-before="auto" style:use-optimal-row-height="false"/>
    </style:style>
    <style:style style:name="ro20" style:family="table-row">
      <style:table-row-properties style:row-height="9.003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0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21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4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25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8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29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2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33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6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37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0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41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4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45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8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3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, tuteur ou administra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<text:span text:style-name="T1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4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<text:span text:style-name="T1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4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5">
          <table:table-cell table:style-name="ce56" office:value-type="string" calcext:value-type="string">
            <text:p><text:span text:style-name="T1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4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6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3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4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Utilisateurs</text:p>
            <text:p>ALORS le système me redirige sur la page Utilisateurs</text:p>
            <text:p>ET le système affiche les comptes utilisateurs sous forme de liste</text:p>
            <text:p>ET le système pernet de trier les résultats (alphabétique, chronologique, par type de compte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4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<text:span text:style-name="T1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4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9">
          <table:table-cell table:style-name="ce8" office:value-type="string" calcext:value-type="string">
            <text:p><text:span text:style-name="T1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4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<text:span text:style-name="T1">LORSQUE un utilisateur demandant un profil administrateur ou tuteur vient de s’inscrire</text:span></text:p>
            <text:p>ALORS le système affiche le compte du nouvel utilisateur en haut de la liste</text:p>
            <text:p>ET le profil demandé est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10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4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11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4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12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4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13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4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2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3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administrateur ou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administrateurs et tuteurs ne change pas </text:p>
            <text:p>ET un message m’indique qu’un nouveau compte de type administrateur ou tuteur est à activer</text:p>
            <text:p/>
          </table:table-cell>
          <table:table-cell table:style-name="ce39" table:number-columns-repeated="1019"/>
        </table:table-row>
        <table:table-row table:style-name="ro10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10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5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13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5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5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5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4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<text:span text:style-name="T1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onversations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13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<text:span text:style-name="T1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onversations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14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1">Je veux créer un chat avec un tuteur/administrateur</text:span>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onversations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12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Répéter » (unique, quotidien, etc.), « Lieu »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15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5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Répéter » (unique, quotidien, etc.), « Lieu »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11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5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10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14">
          <table:table-cell table:style-name="ce65" office:value-type="string" calcext:value-type="string">
            <text:p>US33 Créer une tâche perso</text:p>
            <text:p>En tant qu’utilisateur</text:p>
            <text:p><text:span text:style-name="T2">Je veux créer une tâche dans ma liste de tâches</text:span></text:p>
            <text:p><text:span text:style-name="T1">Afin que je puisse la voir dans ma liste de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US34 Modifier une tâche perso</text:p>
            <text:p>En tant qu’utilisateur</text:p>
            <text:p><text:span text:style-name="T2">Je veux modifier une tâche dans ma liste de tâches</text:span></text:p>
            <text:p><text:span text:style-name="T2">Afin que je puisse la mettre à jour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e la liste de tâches</text:span></text:p>
            <text:p><text:span text:style-name="T1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13">
          <table:table-cell table:style-name="ce65" office:value-type="string" calcext:value-type="string">
            <text:p>US35 Supprimer une tâche perso</text:p>
            <text:p>En tant qu’utilisateur</text:p>
            <text:p><text:span text:style-name="T2">Je veux supprimer une tâche dans ma liste de tâches</text:span></text:p>
            <text:p><text:span text:style-name="T2">Afin qu’elle ne soit plus visible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5">
          <table:table-cell table:style-name="ce65" office:value-type="string" calcext:value-type="string">
            <text:p>US36 Consulter ses tâches</text:p>
            <text:p>En tant qu’utilisateur</text:p>
            <text:p><text:span text:style-name="T2">Je veux consulter une tâche dans ma liste de tâches</text:span></text:p>
            <text:p><text:span text:style-name="T2">Afin que je puisse voir toutes les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12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1">Je veux créer une tâche pour un élève à partir de ma liste de tâches élèves</text:span></text:p>
            <text:p><text:span text:style-name="T1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15">
          <table:table-cell table:style-name="ce65" office:value-type="string" calcext:value-type="string">
            <text:p><text:span text:style-name="T1">US38 Modifier une tâche d’un élève</text:span></text:p>
            <text:p><text:span text:style-name="T1">En tant que tuteur/administrateur</text:span></text:p>
            <text:p><text:span text:style-name="T1">Je veux modifier une tâche attribuée à un élève à partir de ma liste de tâches</text:span></text:p>
            <text:p><text:span text:style-name="T2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2">
          <table:table-cell table:style-name="ce65" office:value-type="string" calcext:value-type="string">
            <text:p><text:span text:style-name="T1">US39 Supprimer une tâche d’un élève</text:span></text:p>
            <text:p><text:span text:style-name="T1">En tant que tuteur/administrateur</text:span></text:p>
            <text:p><text:span text:style-name="T1">Je veux supprimer une tâche attribuée à un élève à partir de ma liste de tâches</text:span></text:p>
            <text:p><text:span text:style-name="T2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10">
          <table:table-cell table:style-name="ce65" office:value-type="string" calcext:value-type="string">
            <text:p><text:span text:style-name="T1">US40 Consulter les tâches par élèves</text:span></text:p>
            <text:p><text:span text:style-name="T1">En tant que tuteur/administrateur</text:span></text:p>
            <text:p><text:span text:style-name="T1">Je veux consulter une tâche attribuée à un élève à partir de ma liste de tâches</text:span></text:p>
            <text:p><text:span text:style-name="T2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scroll avec la souris dans le contenuer « Tâches élèves»</text:span></text:p>
            <text:p><text:span text:style-name="T1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16" table:number-rows-repeated="104852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MoSCoW des US" table:style-name="ta1">
        <table:table-column table:style-name="co7" table:default-cell-style-name="ce112"/>
        <table:table-column table:style-name="co8" table:default-cell-style-name="ce120"/>
        <table:table-column table:style-name="co8" table:default-cell-style-name="ce124"/>
        <table:table-column table:style-name="co8" table:default-cell-style-name="ce128"/>
        <table:table-column table:style-name="co8" table:default-cell-style-name="ce132"/>
        <table:table-column table:style-name="co8" table:default-cell-style-name="ce136"/>
        <table:table-column table:style-name="co8" table:default-cell-style-name="ce140"/>
        <table:table-column table:style-name="co8" table:default-cell-style-name="ce144"/>
        <table:table-column table:style-name="co8" table:default-cell-style-name="ce148"/>
        <table:table-column table:style-name="co6" table:number-columns-repeated="1014" table:default-cell-style-name="Default"/>
        <table:table-row table:style-name="ro17">
          <table:table-cell table:style-name="ce111" office:value-type="string" calcext:value-type="string">
            <text:p>Backlog par N°US :</text:p>
          </table:table-cell>
          <table:table-cell table:style-name="ce114" office:value-type="string" calcext:value-type="string" table:number-columns-spanned="8" table:number-rows-spanned="1">
            <text:p>03 <text:s/>01 <text:s/>02 <text:s/>04 <text:s/>06 <text:s/>07 <text:s/>09 <text:s/>10 <text:s/>11 <text:s/>14 <text:s/>24 <text:s/>20 <text:s/>23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161"/>
          <table:table-cell table:style-name="ce149" table:number-columns-repeated="1014"/>
        </table:table-row>
        <table:table-row table:style-name="ro18">
          <table:table-cell table:style-name="ce111"/>
          <table:table-cell table:style-name="ce161" table:number-columns-repeated="8"/>
          <table:table-cell table:style-name="ce149" table:number-columns-repeated="1014"/>
        </table:table-row>
        <table:table-row table:style-name="ro19">
          <table:table-cell/>
          <table:table-cell table:style-name="ce116" office:value-type="string" calcext:value-type="string">
            <text:p>S’AUTHENTIFIER</text:p>
          </table:table-cell>
          <table:table-cell table:style-name="ce121" office:value-type="string" calcext:value-type="string">
            <text:p>NAVIGUER</text:p>
          </table:table-cell>
          <table:table-cell table:style-name="ce125" office:value-type="string" calcext:value-type="string">
            <text:p>GÉRER LES COMPTES UTILISATEURS</text:p>
          </table:table-cell>
          <table:table-cell table:style-name="ce129" office:value-type="string" calcext:value-type="string">
            <text:p>GÉRER SON COMPTE</text:p>
          </table:table-cell>
          <table:table-cell table:style-name="ce133" office:value-type="string" calcext:value-type="string">
            <text:p>CONSULTER LE DASHBOARD</text:p>
          </table:table-cell>
          <table:table-cell table:style-name="ce137" office:value-type="string" calcext:value-type="string">
            <text:p>CHATTER</text:p>
          </table:table-cell>
          <table:table-cell table:style-name="ce141" office:value-type="string" calcext:value-type="string">
            <text:p>GÉRER SON CALENDRIER</text:p>
          </table:table-cell>
          <table:table-cell table:style-name="ce145" office:value-type="string" calcext:value-type="string">
            <text:p>GÉRER LES TÂCHES</text:p>
          </table:table-cell>
          <table:table-cell table:style-name="ce112" table:number-columns-repeated="1014"/>
        </table:table-row>
        <table:table-row table:style-name="ro20">
          <table:table-cell table:style-name="ce113" office:value-type="string" calcext:value-type="string">
            <text:p>MUST</text:p>
          </table:table-cell>
          <table:table-cell table:style-name="ce117" office:value-type="string" calcext:value-type="string">
            <text:p><text:span text:style-name="T1">US03 S’inscrire (25)</text:span></text:p>
            <text:p><text:span text:style-name="T1">US01 Se connecter (65)</text:span></text:p>
            <text:p><text:span text:style-name="T1">US02 Changer mot de passe (oublié)(40)</text:span></text:p>
            <text:p/>
          </table:table-cell>
          <table:table-cell table:style-name="ce122" office:value-type="string" calcext:value-type="string">
            <text:p>US04 Naviguer (25)</text:p>
          </table:table-cell>
          <table:table-cell table:style-name="ce126" office:value-type="string" calcext:value-type="string">
            <text:p><text:span text:style-name="T1">US06 Consulter les comptes (19)</text:span></text:p>
            <text:p><text:span text:style-name="T1">US07 Modifier les types de comptes (30)</text:span></text:p>
            <text:p><text:span text:style-name="T1">US09 Être notifié des comptes à activer (17)</text:span></text:p>
            <text:p/>
          </table:table-cell>
          <table:table-cell table:style-name="ce130" office:value-type="string" calcext:value-type="string">
            <text:p><text:span text:style-name="T1">US10 Consulter son compte (24)</text:span></text:p>
            <text:p><text:span text:style-name="T1">US11 Modifier son compte (35)</text:span></text:p>
            <text:p/>
            <text:p/>
            <text:p/>
          </table:table-cell>
          <table:table-cell table:style-name="ce134" office:value-type="string" calcext:value-type="string">
            <text:p><text:span text:style-name="T1">US14 Consulter les types de comptes utilisateurs (17)</text:span></text:p>
            <text:p><text:span text:style-name="T1">US15 Consulter le calendrier simplifié (3)</text:span></text:p>
            <text:p><text:span text:style-name="T1">US16 Consulter les tâches simplifiées (3)</text:span></text:p>
            <text:p><text:span text:style-name="T1">US17 Consulter l’état du chat (3)</text:span></text:p>
            <text:p/>
          </table:table-cell>
          <table:table-cell table:style-name="ce138" office:value-type="string" calcext:value-type="string">
            <text:p><text:span text:style-name="T2">US18 Être notifié messages non lus dans chat (8)</text:span></text:p>
            <text:p><text:span text:style-name="T1">US19 Consulter message chat avec contact (9)</text:span></text:p>
            <text:p><text:span text:style-name="T1">US20 Écrire un message chat avec contact (15)</text:span></text:p>
            <text:p><text:span text:style-name="T1">US23 Rechercher un élève (12)</text:span></text:p>
            <text:p><text:span text:style-name="T1">US24 Créer chat avec élève (12)</text:span></text:p>
            <text:p><text:span text:style-name="T1">US26 Rechercher un tuteur/administrateur (12)</text:span></text:p>
            <text:p><text:span text:style-name="T1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142" office:value-type="string" calcext:value-type="string">
            <text:p><text:span text:style-name="T2">US29 Créer un évènement (3)</text:span></text:p>
            <text:p><text:span text:style-name="T1">US31 Supprimer un évènement (4)</text:span></text:p>
            <text:p><text:span text:style-name="T1">US32 Consulter le calendrier (3)</text:span></text:p>
          </table:table-cell>
          <table:table-cell table:style-name="ce146" office:value-type="string" calcext:value-type="string">
            <text:p><text:span text:style-name="T1">US33 Créer une tâche perso (3)</text:span></text:p>
            <text:p><text:span text:style-name="T1">US35 Supprimer une tâche perso (4)</text:span></text:p>
            <text:p><text:span text:style-name="T1">US36 Consulter ses tâches (3)</text:span></text:p>
            <text:p><text:span text:style-name="T1">US37 Créer une tâche à un élève (3)</text:span></text:p>
            <text:p><text:span text:style-name="T1">US38 Modifier une tâche d’un élève (4)</text:span></text:p>
            <text:p><text:span text:style-name="T1">US39 Supprimer une tâche d’un élève (4)</text:span></text:p>
            <text:p><text:span text:style-name="T1">US40 Consulter les tâches par élèves (3)</text:span></text:p>
          </table:table-cell>
          <table:table-cell table:number-columns-repeated="1014"/>
        </table:table-row>
        <table:table-row table:style-name="ro10">
          <table:table-cell table:style-name="ce113" office:value-type="string" calcext:value-type="string">
            <text:p>SHOULD</text:p>
          </table:table-cell>
          <table:table-cell table:style-name="ce118" office:value-type="string" calcext:value-type="string">
            <text:p/>
            <text:p/>
          </table:table-cell>
          <table:table-cell table:style-name="ce123"/>
          <table:table-cell table:style-name="ce126" office:value-type="string" calcext:value-type="string">
            <text:p>US08 Supprimer un compte utilisateur (5)</text:p>
            <text:p><text:span text:style-name="T1">US05 Rechercher un compte utilisateur (25)</text:span></text:p>
            <text:p/>
            <text:p/>
          </table:table-cell>
          <table:table-cell table:style-name="ce130" office:value-type="string" calcext:value-type="string">
            <text:p>US12 Supprimer son compte (8)</text:p>
            <text:p><text:span text:style-name="T1">US13 Se déconnecter (9)</text:span></text:p>
          </table:table-cell>
          <table:table-cell table:style-name="ce135"/>
          <table:table-cell table:style-name="ce138"/>
          <table:table-cell table:style-name="ce142" office:value-type="string" calcext:value-type="string">
            <text:p/>
            <text:p/>
          </table:table-cell>
          <table:table-cell table:style-name="ce146" office:value-type="string" calcext:value-type="string">
            <text:p/>
            <text:p/>
          </table:table-cell>
          <table:table-cell table:number-columns-repeated="1014"/>
        </table:table-row>
        <table:table-row table:style-name="ro11">
          <table:table-cell table:style-name="ce113" office:value-type="string" calcext:value-type="string">
            <text:p>COULD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8" office:value-type="string" calcext:value-type="string">
            <text:p>US21 Modifier message chat avec contact (8)</text:p>
            <text:p><text:span text:style-name="T1">US22 Supprimer message chat avec contact (8)</text:span></text:p>
            <text:p><text:span text:style-name="T1">US25 Supprimer chat avec élève (2)</text:span></text:p>
            <text:p><text:span text:style-name="T1">US28 Supprimer chat avec tuteur/administrateur (2)</text:span></text:p>
            <text:p/>
          </table:table-cell>
          <table:table-cell table:style-name="ce142" office:value-type="string" calcext:value-type="string">
            <text:p>US30 Modifier un évènement (4)</text:p>
          </table:table-cell>
          <table:table-cell table:style-name="ce146" office:value-type="string" calcext:value-type="string">
            <text:p><text:span text:style-name="T2">US34 Modifier une tâche perso (4)</text:span></text:p>
            <text:p/>
          </table:table-cell>
          <table:table-cell table:number-columns-repeated="1014"/>
        </table:table-row>
        <table:table-row table:style-name="ro21">
          <table:table-cell table:style-name="ce113" office:value-type="string" calcext:value-type="string">
            <text:p>WON’T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/>
          <table:table-cell table:number-columns-repeated="1014"/>
        </table:table-row>
        <table:table-row table:style-name="ro18" table:number-rows-repeated="1048568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4:59:08.357093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07T15:01:12.315359801</dc:date>
    <meta:editing-duration>PT16H12M17S</meta:editing-duration>
    <meta:editing-cycles>279</meta:editing-cycles>
    <meta:generator>LibreOffice/6.4.7.2$Linux_X86_64 LibreOffice_project/40$Build-2</meta:generator>
    <meta:document-statistic meta:table-count="2" meta:cell-count="205" meta:object-count="0"/>
  </office:meta>
</office:document-meta>
</file>